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528in"/>
    </style:style>
    <style:style style:name="co2" style:family="table-column">
      <style:table-column-properties fo:break-before="auto" style:column-width="1.583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2" style:family="table-cell" style:parent-style-name="Default">
      <style:table-cell-properties fo:background-color="#c0c0c0"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3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 fo:margin-left="0in"/>
      <style:text-properties fo:font-weight="bold"/>
    </style:style>
    <style:style style:name="ce4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text-properties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9" table:default-cell-style-name="ce1"/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Bit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  <table:table-cell office:value-type="string">
            <text:p>Octet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MODE</text:p>
          </table:table-cell>
          <table:table-cell office:value-type="string">
            <text:p>FR_USER_0</text:p>
          </table:table-cell>
          <table:table-cell office:value-type="string">
            <text:p>Operational Mode</text:p>
          </table:table-cell>
          <table:table-cell office:value-type="float" office:value="0">
            <text:p>0</text:p>
          </table:table-cell>
          <table:table-cell table:style-name="ce2" table:number-columns-repeated="2"/>
          <table:table-cell table:style-name="ce3" office:value-type="string" table:number-columns-spanned="2" table:number-rows-spanned="1">
            <text:p>CHIRPS</text:p>
          </table:table-cell>
          <table:covered-table-cell table:style-name="ce3"/>
          <table:table-cell table:style-name="ce5" office:value-type="string">
            <text:p>MD</text:p>
          </table:table-cell>
          <table:table-cell table:style-name="ce4" office:value-type="string">
            <text:p>DR</text:p>
          </table:table-cell>
          <table:table-cell table:style-name="ce4" office:value-type="string">
            <text:p>LP</text:p>
          </table:table-cell>
          <table:table-cell table:style-name="ce4" office:value-type="string">
            <text:p>RESET</text:p>
          </table:table-cell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2" table:number-columns-repeated="2"/>
          <table:table-cell table:style-name="ce2" office:value-type="string">
            <text:p><text:s/></text:p>
          </table:table-cell>
          <table:table-cell table:style-name="ce2" table:number-columns-repeated="5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"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TON</text:p>
          </table:table-cell>
          <table:table-cell office:value-type="string">
            <text:p>FR_USER_1</text:p>
          </table:table-cell>
          <table:table-cell office:value-type="string">
            <text:p>Transmitter ON Time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2">
            <text:p>16-bit ON Time in Clocks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"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TSW</text:p>
          </table:table-cell>
          <table:table-cell office:value-type="string">
            <text:p>FR_USER_2</text:p>
          </table:table-cell>
          <table:table-cell office:value-type="string">
            <text:p>Transmitter switching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2">
            <text:p>16-bit Switching Time in Clocks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time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"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TLOOK</text:p>
          </table:table-cell>
          <table:table-cell office:value-type="string">
            <text:p>FR_USER_3</text:p>
          </table:table-cell>
          <table:table-cell office:value-type="string">
            <text:p>Receiver look time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2">
            <text:p>16-bit Look Time in Clocks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"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TIDLE</text:p>
          </table:table-cell>
          <table:table-cell office:value-type="string">
            <text:p>FR_USER_4</text:p>
          </table:table-cell>
          <table:table-cell office:value-type="string">
            <text:p>Inter-pulse idle time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4">
            <text:p>32-bit IDLE Time in Clocks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covered-table-cell table:number-columns-repeated="8" table:style-name="ce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FR_SAR_AMPL</text:p>
          </table:table-cell>
          <table:table-cell office:value-type="string">
            <text:p>FR_USER_5</text:p>
          </table:table-cell>
          <table:table-cell office:value-type="string">
            <text:p>Pulse amplitude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1">
            <text:p>Pulse Amplitude Low Byt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style-name="ce2" table:number-columns-repeated="2"/>
          <table:table-cell table:style-name="ce3" office:value-type="string" table:number-columns-spanned="6" table:number-rows-spanned="1">
            <text:p>Pulse Amplitude High Byte (6 bits)</text:p>
          </table:table-cell>
          <table:covered-table-cell table:number-columns-repeated="5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2" table:number-columns-repeated="8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START</text:p>
          </table:table-cell>
          <table:table-cell office:value-type="string">
            <text:p>FR_USER_6</text:p>
          </table:table-cell>
          <table:table-cell office:value-type="string">
            <text:p>Pulse frequency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4">
            <text:p>32-bit Frequency Tuning Word for pulse start frequency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start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covered-table-cell table:number-columns-repeated="8" table:style-name="ce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INCR</text:p>
          </table:table-cell>
          <table:table-cell office:value-type="string">
            <text:p>FR_USER_7</text:p>
          </table:table-cell>
          <table:table-cell office:value-type="string">
            <text:p>Pulse frequency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4">
            <text:p>32-bit Frequency Tuning Word increment per clock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increment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covered-table-cell table:number-columns-repeated="8" table:style-name="ce2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1N</text:p>
          </table:table-cell>
          <table:table-cell office:value-type="string">
            <text:p>FR_USER_8</text:p>
          </table:table-cell>
          <table:table-cell office:value-type="string">
            <text:p>Pulse #1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N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N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1R</text:p>
          </table:table-cell>
          <table:table-cell office:value-type="string">
            <text:p>FR_USER_9</text:p>
          </table:table-cell>
          <table:table-cell office:value-type="string">
            <text:p>Pulse #1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R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R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1C</text:p>
          </table:table-cell>
          <table:table-cell office:value-type="string">
            <text:p>FR_USER_10</text:p>
          </table:table-cell>
          <table:table-cell office:value-type="string">
            <text:p>Pulse #1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C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C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2N</text:p>
          </table:table-cell>
          <table:table-cell office:value-type="string">
            <text:p>FR_USER_11</text:p>
          </table:table-cell>
          <table:table-cell office:value-type="string">
            <text:p>Pulse #2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N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N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2R</text:p>
          </table:table-cell>
          <table:table-cell office:value-type="string">
            <text:p>FR_USER_12</text:p>
          </table:table-cell>
          <table:table-cell office:value-type="string">
            <text:p>Pulse #2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R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R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2C</text:p>
          </table:table-cell>
          <table:table-cell office:value-type="string">
            <text:p>FR_USER_13</text:p>
          </table:table-cell>
          <table:table-cell office:value-type="string">
            <text:p>Pulse #2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C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C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3N</text:p>
          </table:table-cell>
          <table:table-cell office:value-type="string">
            <text:p>FR_USER_14</text:p>
          </table:table-cell>
          <table:table-cell office:value-type="string">
            <text:p>Pulse #3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N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N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3R</text:p>
          </table:table-cell>
          <table:table-cell office:value-type="string">
            <text:p>FR_USER_15</text:p>
          </table:table-cell>
          <table:table-cell office:value-type="string">
            <text:p>Pulse #3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R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R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3C</text:p>
          </table:table-cell>
          <table:table-cell office:value-type="string">
            <text:p>FR_USER_16</text:p>
          </table:table-cell>
          <table:table-cell office:value-type="string">
            <text:p>Pulse #3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C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C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4N</text:p>
          </table:table-cell>
          <table:table-cell office:value-type="string">
            <text:p>FR_USER_17</text:p>
          </table:table-cell>
          <table:table-cell office:value-type="string">
            <text:p>Pulse #4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N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N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4R</text:p>
          </table:table-cell>
          <table:table-cell office:value-type="string">
            <text:p>FR_USER_18</text:p>
          </table:table-cell>
          <table:table-cell office:value-type="string">
            <text:p>Pulse #4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R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R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FR_SAR_FREQ4C</text:p>
          </table:table-cell>
          <table:table-cell office:value-type="string">
            <text:p>FR_USER_19</text:p>
          </table:table-cell>
          <table:table-cell office:value-type="string">
            <text:p>Pulse #4 Center Freq</text:p>
          </table:table-cell>
          <table:table-cell office:value-type="float" office:value="0">
            <text:p>0</text:p>
          </table:table-cell>
          <table:table-cell table:style-name="ce3" office:value-type="string" table:number-columns-spanned="8" table:number-rows-spanned="3">
            <text:p>24-bit C Register value</text:p>
          </table:table-cell>
          <table:covered-table-cell table:number-columns-repeated="2" table:style-name="ce2"/>
          <table:covered-table-cell table:number-columns-repeated="5" table:style-name="ce4"/>
        </table:table-row>
        <table:table-row table:style-name="ro1">
          <table:table-cell table:number-columns-repeated="2"/>
          <table:table-cell office:value-type="string">
            <text:p>C Register</text:p>
          </table:table-cell>
          <table:table-cell office:value-type="float" office:value="1">
            <text:p>1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covered-table-cell table:number-columns-repeated="8" table:style-name="ce2"/>
        </table:table-row>
        <table:table-row table:style-name="ro1">
          <table:table-cell table:number-columns-repeated="3"/>
          <table:table-cell office:value-type="float" office:value="3">
            <text:p>3</text:p>
          </table:table-cell>
          <table:table-cell table:style-name="ce2" table:number-columns-repeated="8"/>
        </table:table-row>
        <table:table-row table:style-name="ro1" table:number-rows-repeated="6543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17">07/17/2007</text:date>, <text:time>13:2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Unix OpenOffice.org_project/680m14$Build-9134</meta:generator>
    <meta:initial-creator>Johnathan Corgan</meta:initial-creator>
    <meta:creation-date>2007-05-22T11:37:51</meta:creation-date>
    <dc:creator>Johnathan Corgan</dc:creator>
    <dc:date>2007-07-17T13:29:42</dc:date>
    <dc:language>en-US</dc:language>
    <meta:editing-cycles>17</meta:editing-cycles>
    <meta:user-defined meta:name="Info 1"/>
    <meta:user-defined meta:name="Info 2"/>
    <meta:user-defined meta:name="Info 3"/>
    <meta:user-defined meta:name="Info 4"/>
    <meta:document-statistic meta:table-count="3" meta:cell-count="191"/>
  </office:meta>
</office:document-meta>
</file>